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fe5d" officeooo:paragraph-rsid="0005fe5d"/>
    </style:style>
    <style:style style:name="P2" style:family="paragraph" style:parent-style-name="Standard" style:list-style-name="L2">
      <style:text-properties officeooo:rsid="0005fe5d" officeooo:paragraph-rsid="0005fe5d"/>
    </style:style>
    <style:style style:name="P3" style:family="paragraph" style:parent-style-name="Standard">
      <style:text-properties style:text-line-through-style="none" style:text-line-through-type="none" style:text-underline-style="none" officeooo:rsid="0005fe5d" officeooo:paragraph-rsid="0005fe5d"/>
    </style:style>
    <style:style style:name="P4" style:family="paragraph" style:parent-style-name="Standard" style:list-style-name="L1">
      <style:text-properties officeooo:paragraph-rsid="0005fe5d"/>
    </style:style>
    <style:style style:name="P5" style:family="paragraph" style:parent-style-name="Standard" style:list-style-name="L2">
      <style:text-properties officeooo:paragraph-rsid="0005fe5d"/>
    </style:style>
    <style:style style:name="P6" style:family="paragraph" style:parent-style-name="Standard" style:list-style-name="L2">
      <style:text-properties officeooo:rsid="0007af8c" officeooo:paragraph-rsid="0007af8c"/>
    </style:style>
    <style:style style:name="T1" style:family="text">
      <style:text-properties officeooo:rsid="0005fe5d"/>
    </style:style>
    <style:style style:name="T2" style:family="text">
      <style:text-properties fo:font-size="16pt" fo:font-weight="bold" style:font-weight-asian="bold" style:font-weight-complex="bold"/>
    </style:style>
    <style:style style:name="T3" style:family="text">
      <style:text-properties fo:font-size="12pt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Séance 2 :</text:span><text:span text:style-name="T3"> La mondialisation : Acteurs, flux et débats</text:span></text:p>
      <text:p text:style-name="P1"/>
      <text:p text:style-name="P1">Introduction :</text:p>
      <text:p text:style-name="P1"/>
      <text:p text:style-name="P1">Définition de la mondialisation :</text:p>
      <text:list xml:id="list8487569036141477309" text:style-name="L1">
        <text:list-item>
          <text:p text:style-name="P4"><text:span text:style-name="T1">Rapprochement des territoires, interdépendance de ces territoires, de nature géoéconomique, géopolitique et géostratégique.</text:span></text:p>
        </text:list-item>
        <text:list-item>
          <text:p text:style-name="P4"><text:span text:style-name="T1">Processus de mise en relation des espaces et des économies et des territoires.</text:span></text:p>
        </text:list-item>
      </text:list>
      <text:p text:style-name="P1"/>
      <text:p text:style-name="P1">Les 3 temps de la mondialisation :</text:p>
      <text:list xml:id="list5556655914491329632" text:style-name="L2">
        <text:list-item>
          <text:p text:style-name="P2">XVe siècle</text:p>
        </text:list-item>
        <text:list-item>
          <text:p text:style-name="P5"><text:span text:style-name="T1">Révolution industrielle</text:span></text:p>
        </text:list-item>
        <text:list-item>
          <text:p text:style-name="P6">Révolution informatiqu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3:43:18.037000000</meta:creation-date>
    <dc:date>2018-12-10T13:57:10.954000000</dc:date>
    <meta:editing-duration>PT1M19S</meta:editing-duration>
    <meta:editing-cycles>1</meta:editing-cycles>
    <meta:document-statistic meta:table-count="0" meta:image-count="0" meta:object-count="0" meta:page-count="1" meta:paragraph-count="9" meta:word-count="61" meta:character-count="400" meta:non-whitespace-character-count="353"/>
    <meta:generator>LibreOffice/5.1.6.2$Windows_x86 LibreOffice_project/07ac168c60a517dba0f0d7bc7540f5afa45f0909</meta:generator>
  </office:meta>
</office:document-meta>
</file>